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4f56" officeooo:paragraph-rsid="000e4f56"/>
    </style:style>
    <style:style style:name="P2" style:family="paragraph" style:parent-style-name="Standard">
      <style:text-properties officeooo:rsid="000e4f56" officeooo:paragraph-rsid="0010719f"/>
    </style:style>
    <style:style style:name="P3" style:family="paragraph" style:parent-style-name="Standard">
      <style:text-properties fo:font-style="italic" fo:font-weight="normal" officeooo:rsid="000f5a19" officeooo:paragraph-rsid="0010719f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0f5a19" officeooo:paragraph-rsid="000f5a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f5a19" officeooo:paragraph-rsid="0010719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0719f" officeooo:paragraph-rsid="0010719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27080" officeooo:paragraph-rsid="0012708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3fa43" officeooo:paragraph-rsid="0013fa4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560f1" officeooo:paragraph-rsid="001560f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5e4a4" officeooo:paragraph-rsid="0015e4a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63dbb" officeooo:paragraph-rsid="00163db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7de23" officeooo:paragraph-rsid="0017de2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italic" fo:font-weight="bold" officeooo:rsid="000f5a19" officeooo:paragraph-rsid="000f5a19" style:font-style-asian="italic" style:font-weight-asian="bold" style:font-style-complex="italic" style:font-weight-complex="bold"/>
    </style:style>
    <style:style style:name="P14" style:family="paragraph" style:parent-style-name="Standard" style:list-style-name="L2">
      <style:text-properties fo:font-style="italic" fo:font-weight="bold" officeooo:rsid="000f5a19" officeooo:paragraph-rsid="000f5a19" style:font-style-asian="italic" style:font-weight-asian="bold" style:font-style-complex="italic" style:font-weight-complex="bold"/>
    </style:style>
    <style:style style:name="P15" style:family="paragraph" style:parent-style-name="Standard" style:list-style-name="L3">
      <style:text-properties fo:font-style="italic" fo:font-weight="bold" officeooo:rsid="000f5a19" officeooo:paragraph-rsid="000f5a1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1ab444" officeooo:paragraph-rsid="001ab444"/>
    </style:style>
    <style:style style:name="T1" style:family="text">
      <style:text-properties officeooo:rsid="000f5a1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719f"/>
    </style:style>
    <style:style style:name="T4" style:family="text">
      <style:text-properties fo:font-style="normal" fo:font-weight="normal" officeooo:rsid="000f5a19" style:font-style-asian="normal" style:font-weight-asian="normal" style:font-style-complex="normal" style:font-weight-complex="normal"/>
    </style:style>
    <style:style style:name="T5" style:family="text">
      <style:text-properties officeooo:rsid="001122ff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06:22.157326000</meta:creation-date>
    <dc:date>2017-05-04T12:12:40.201921000</dc:date>
    <meta:editing-duration>PT57S</meta:editing-duration>
    <meta:editing-cycles>2</meta:editing-cycles>
    <meta:generator>LibreOffice/5.3.1.2$MacOSX_X86_64 LibreOffice_project/e80a0e0fd1875e1696614d24c32df0f95f03deb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